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atin Modern Roman" svg:font-family="'Latin Modern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color="#ff0000" loext:opacity="100%" style:font-name="Latin Modern Roman" fo:language="es" fo:country="E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color="#ff0000" loext:opacity="100%" style:font-name="Latin Modern Roman" fo:language="es" fo:country="ES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atin Modern Roman" fo:language="es" fo:country="ES"/>
    </style:style>
    <style:style style:name="T1" style:family="text">
      <style:text-properties fo:color="#ff0000" loext:opacity="100%" style:font-name="Latin Modern Roman" fo:language="es" fo:country="ES" fo:font-weight="bold" style:font-weight-asian="bold" style:font-weight-complex="bold"/>
    </style:style>
    <style:style style:name="T2" style:family="text">
      <style:text-properties fo:color="#ff0000" loext:opacity="100%" style:font-name="Latin Modern Roman" fo:language="es" fo:country="ES"/>
    </style:style>
    <style:style style:name="T3" style:family="text">
      <style:text-properties style:font-name="Latin Modern Roman" fo:language="es" fo:country="ES"/>
    </style:style>
    <style:style style:name="T4" style:family="text">
      <style:text-properties style:font-name="Latin Modern Roman" fo:language="es" fo:country="ES" style:text-underline-style="none"/>
    </style:style>
    <style:style style:name="T5" style:family="text">
      <style:text-properties style:font-name="Latin Modern Roman" fo:language="es" fo:country="ES" officeooo:rsid="0010013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ORACIÓN DE LOS FIELES</text:span><text:span text:style-name="T1"/></text:p>
      <text:p text:style-name="P3" loext:marker-style-name="T1"/>
      <text:p text:style-name="P1" loext:marker-style-name="T1"><text:span text:style-name="T1"><text:tab/>Intenciones:</text:span><text:span text:style-name="T1"/></text:p>
      <text:p text:style-name="P4" loext:marker-style-name="T2"/>
      <text:p text:style-name="P1" loext:marker-style-name="T2"><text:span text:style-name="T2"><text:tab/>a) por las necesidades de la Iglesia;</text:span></text:p>
      <text:p text:style-name="P5" loext:marker-style-name="T3"><text:span text:style-name="T3">Oremos por nuestra santa iglesia católica, por el Papa </text:span><text:span text:style-name="T2">N.</text:span><text:span text:style-name="T3">, nuestro cardenal </text:span><text:span text:style-name="T2">N.</text:span><text:span text:style-name="T3">, su obispo auxiliar </text:span><text:span text:style-name="T2">N.</text:span><text:span text:style-name="T3">, los presbíteros aquí presentes y todos los consagrados;</text:span></text:p>
      <text:p text:style-name="P5" loext:marker-style-name="T3"><text:span text:style-name="T3">para que, la gracia de</text:span><text:span text:style-name="T5">l</text:span><text:span text:style-name="T3"> </text:span><text:span text:style-name="T5">Padre</text:span><text:span text:style-name="T3"> ilumine su sendero apostólico para seguir anunciando con celo el evangelio de Jesucristo. </text:span><text:span text:style-name="T2">R/.</text:span></text:p>
      <text:p text:style-name="P6" loext:marker-style-name="T3"/>
      <text:p text:style-name="P5" loext:marker-style-name="T3"><text:span text:style-name="T2"><text:tab/>b) por los gobernantes y por la salvación del mundo entero;</text:span></text:p>
      <text:p text:style-name="P5" loext:marker-style-name="T3"><text:span text:style-name="T5">Oremos</text:span><text:span text:style-name="T3"> por los gobernantes, soberanos y jefes de las naciones del mundo entero, en especial por nuestro presidente </text:span><text:span text:style-name="T2">N.</text:span><text:span text:style-name="T3"> y todos lo que conforman el gobierno;</text:span></text:p>
      <text:p text:style-name="P5" loext:marker-style-name="T3"><text:span text:style-name="T3">para que, </text:span><text:span text:style-name="T5">el Hijo</text:span><text:span text:style-name="T3"> les conceda la sabiduría de regir con rectitud y hagan manifiesta la unión con el digno y vale-roso pueblo de Dios. </text:span><text:span text:style-name="T2">R/.</text:span></text:p>
      <text:p text:style-name="P6" loext:marker-style-name="T3"/>
      <text:p text:style-name="P1" loext:marker-style-name="T2"><text:span text:style-name="T2"><text:tab/>c) por aquellos que se encuentran en necesidades particulares;</text:span><text:span text:style-name="T2"/></text:p>
      <text:p text:style-name="P5" loext:marker-style-name="T3"><text:span text:style-name="T3">Oremos por los pobres, los que sufren la guerra, por todas las personas que sienten soledad, los que no tienen esperanza y por los enfermos de cuerpo y alma;</text:span></text:p>
      <text:p text:style-name="P5" loext:marker-style-name="T3"><text:span text:style-name="T3">para que, por medio del Espíritu Santo escuchen la voz Jesucristo y sientan consuelo del amor de Padre. </text:span><text:span text:style-name="T2">R/.</text:span></text:p>
      <text:p text:style-name="P6" loext:marker-style-name="T3"/>
      <text:p text:style-name="P1" loext:marker-style-name="T2"><text:span text:style-name="T2"><text:tab/>d) por la comunidad local;</text:span><text:span text:style-name="T2"/></text:p>
      <text:p text:style-name="P5" loext:marker-style-name="T3"><text:span text:style-name="T3">Oremos por todo el pueblo santo de Dios, en especial por la </text:span><text:span text:style-name="T4">asamblea</text:span><text:span text:style-name="T3"> que hoy reunida en esta iglesia celebramos la solemnidad de Santísima Trinidad;</text:span></text:p>
      <text:p text:style-name="P5" loext:marker-style-name="T3"><text:span text:style-name="T3">para que, por medio del Padre, el Hijo y del Espíritu Santo aprendamos a vivir en verdadero amor y comunión. </text:span><text:span text:style-name="T2">R/.</text:span></text:p>
      <text:p text:style-name="P6" loext:marker-style-name="T3"/>
      <text:p text:style-name="P1" loext:marker-style-name="T2"><text:span text:style-name="T2"><text:tab/>e) por los nuevos esposos;</text:span><text:span text:style-name="T2"/></text:p>
      <text:p text:style-name="P5" loext:marker-style-name="T3"><text:span text:style-name="T3">Oremos</text:span><text:span text:style-name="T3"> por los nuevos esposo </text:span><text:span text:style-name="T2">N.</text:span><text:span text:style-name="T3"> y </text:span><text:span text:style-name="T2">N.</text:span><text:span text:style-name="T3"> que desde hoy fundan una nueva familia e iglesia doméstica;</text:span></text:p>
      <text:p text:style-name="P5" loext:marker-style-name="T3"><text:span text:style-name="T3">para que, a imitación de la Santísima Trinidad en el cielo, puedan vivir siendo uno en el amor en la tierra. </text:span><text:span text:style-name="T2">R/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atin Modern Roman" svg:font-family="'Latin Modern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Noto Sans CJK SC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NI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1:36:15.527854653</meta:creation-date>
    <dc:language>es-NI</dc:language>
    <dc:date>2023-12-12T11:40:31.039136913</dc:date>
    <meta:editing-cycles>6</meta:editing-cycles>
    <meta:editing-duration>PT19M16S</meta:editing-duration>
    <meta:generator>LibreOffice/7.5.6.2$Linux_X86_64 LibreOffice_project/50$Build-2</meta:generator>
    <meta:document-statistic meta:table-count="0" meta:image-count="0" meta:object-count="0" meta:page-count="1" meta:paragraph-count="17" meta:word-count="273" meta:character-count="1554" meta:non-whitespace-character-count="1292"/>
    <meta:user-defined meta:name="AppVersion">15.0000</meta:user-defined>
  </office:meta>
</office:document-meta>
</file>